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f6ad9" officeooo:paragraph-rsid="001f6ad9"/>
    </style:style>
    <style:style style:name="P2" style:family="paragraph" style:parent-style-name="Standard">
      <style:text-properties style:font-name="Liberation Serif" officeooo:rsid="001f6ad9" officeooo:paragraph-rsid="0024e9f0"/>
    </style:style>
    <style:style style:name="P3" style:family="paragraph" style:parent-style-name="Standard">
      <style:text-properties fo:font-size="10pt" officeooo:rsid="002d25de" officeooo:paragraph-rsid="00300491" style:font-size-asian="10pt" style:font-size-complex="10pt"/>
    </style:style>
    <style:style style:name="P4" style:family="paragraph" style:parent-style-name="Standard">
      <style:text-properties officeooo:paragraph-rsid="001f6ad9"/>
    </style:style>
    <style:style style:name="P5" style:family="paragraph" style:parent-style-name="Standard">
      <style:text-properties officeooo:paragraph-rsid="00241190"/>
    </style:style>
    <style:style style:name="P6" style:family="paragraph" style:parent-style-name="Standard">
      <style:text-properties officeooo:paragraph-rsid="0024e9f0"/>
    </style:style>
    <style:style style:name="P7" style:family="paragraph" style:parent-style-name="Standard">
      <style:text-properties officeooo:rsid="00284cf9" officeooo:paragraph-rsid="00284cf9"/>
    </style:style>
    <style:style style:name="P8" style:family="paragraph" style:parent-style-name="Standard">
      <style:text-properties officeooo:rsid="002d25de" officeooo:paragraph-rsid="002d25de"/>
    </style:style>
    <style:style style:name="P9" style:family="paragraph" style:parent-style-name="Standard">
      <style:text-properties officeooo:rsid="002e4631" officeooo:paragraph-rsid="002e4631"/>
    </style:style>
    <style:style style:name="P10" style:family="paragraph" style:parent-style-name="Standard">
      <style:text-properties officeooo:rsid="002e4631" officeooo:paragraph-rsid="00300491"/>
    </style:style>
    <style:style style:name="P11" style:family="paragraph" style:parent-style-name="Standard">
      <style:text-properties officeooo:rsid="00300491" officeooo:paragraph-rsid="00300491"/>
    </style:style>
    <style:style style:name="P12" style:family="paragraph" style:parent-style-name="Standard">
      <style:text-properties officeooo:rsid="0031d195" officeooo:paragraph-rsid="0031d195"/>
    </style:style>
    <style:style style:name="P13" style:family="paragraph" style:parent-style-name="Standard">
      <style:text-properties officeooo:paragraph-rsid="003573b9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indent="0in"/>
    </style:style>
    <style:style style:name="P1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2" style:family="text">
      <style:text-properties fo:font-size="10pt" officeooo:rsid="001f6ad9" style:font-size-asian="10pt" style:font-size-complex="10pt"/>
    </style:style>
    <style:style style:name="T3" style:family="text">
      <style:text-properties fo:font-size="10pt" officeooo:rsid="00241190" style:font-size-asian="10pt" style:font-size-complex="10pt"/>
    </style:style>
    <style:style style:name="T4" style:family="text">
      <style:text-properties fo:font-size="10pt" fo:font-style="normal" fo:font-weight="normal" officeooo:rsid="0024e9f0" style:font-size-asian="10pt" style:font-style-asian="normal" style:font-weight-asian="normal" style:font-size-complex="10pt"/>
    </style:style>
    <style:style style:name="T5" style:family="text">
      <style:text-properties fo:font-size="10pt" fo:font-style="normal" fo:font-weight="normal" officeooo:rsid="001e4e92" style:font-size-asian="10pt" style:font-style-asian="normal" style:font-weight-asian="normal" style:font-size-complex="10pt"/>
    </style:style>
    <style:style style:name="T6" style:family="text">
      <style:text-properties style:font-name="Liberation Serif" fo:font-size="10pt" fo:font-style="normal" fo:font-weight="normal" style:font-size-asian="10pt" style:font-style-asian="normal" style:font-weight-asian="normal" style:font-size-complex="10pt"/>
    </style:style>
    <style:style style:name="T7" style:family="text">
      <style:text-properties style:font-name="Liberation Serif" fo:font-size="10pt" fo:font-style="normal" fo:font-weight="normal" officeooo:rsid="001e4e92" style:font-size-asian="10pt" style:font-style-asian="normal" style:font-weight-asian="normal" style:font-size-complex="10pt"/>
    </style:style>
    <style:style style:name="T8" style:family="text">
      <style:text-properties style:font-name="Liberation Serif" fo:font-size="10pt" fo:font-style="normal" fo:font-weight="normal" officeooo:rsid="001f6ad9" style:font-size-asian="10pt" style:font-style-asian="normal" style:font-weight-asian="normal" style:font-size-complex="10pt"/>
    </style:style>
    <style:style style:name="T9" style:family="text">
      <style:text-properties style:font-name="Liberation Serif" fo:font-size="10pt" fo:font-style="normal" fo:font-weight="normal" officeooo:rsid="0024e9f0" style:font-size-asian="10pt" style:font-style-asian="normal" style:font-weight-asian="normal" style:font-size-complex="10pt"/>
    </style:style>
    <style:style style:name="T10" style:family="text">
      <style:text-properties style:font-name="Liberation Serif" fo:font-size="10pt" fo:font-style="normal" fo:font-weight="normal" officeooo:rsid="002e4631" style:font-size-asian="10pt" style:font-style-asian="normal" style:font-weight-asian="normal" style:font-size-complex="10pt"/>
    </style:style>
    <style:style style:name="T11" style:family="text">
      <style:text-properties style:font-name="Liberation Serif" fo:font-size="10pt" fo:font-style="normal" fo:font-weight="normal" officeooo:rsid="00300491" style:font-size-asian="10pt" style:font-style-asian="normal" style:font-weight-asian="normal" style:font-size-complex="10pt"/>
    </style:style>
    <style:style style:name="T12" style:family="text">
      <style:text-properties style:font-name="Liberation Serif" fo:font-size="10pt" fo:font-style="normal" fo:font-weight="normal" officeooo:rsid="0031d195" style:font-size-asian="10pt" style:font-style-asian="normal" style:font-weight-asian="normal" style:font-size-complex="10pt"/>
    </style:style>
    <style:style style:name="T13" style:family="text">
      <style:text-properties fo:font-size="10.5pt" fo:font-style="normal" fo:font-weight="normal" style:font-size-asian="10.5pt" style:font-style-asian="normal" style:font-weight-asian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5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1571in" fo:min-width="0.1016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" style:family="graphic" style:list-style-name="L2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2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2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2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3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3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4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32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" style:family="graphic" style:list-style-name="L33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" style:family="graphic" style:list-style-name="L34">
      <style:graphic-properties draw:stroke="dash" draw:stroke-dash="Fine_20_Dashed" svg:stroke-width="0in" svg:stroke-color="#000000" draw:marker-start="" draw:marker-start-width="0.0484in" draw:marker-start-center="false" draw:marker-end="" draw:marker-end-width="0.0484in" draw:marker-end-center="false" draw:fill="none" draw:fill-color="#00000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35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1571in" fo:min-width="0.1016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3" style:family="graphic" style:list-style-name="L3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3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3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3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4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4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4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42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" style:family="graphic" style:list-style-name="L43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1" style:family="graphic" style:list-style-name="L44">
      <style:graphic-properties draw:stroke="dash" draw:stroke-dash="Fine_20_Dashed" svg:stroke-width="0in" svg:stroke-color="#000000" draw:marker-start="" draw:marker-start-width="0.0484in" draw:marker-start-center="false" draw:marker-end="" draw:marker-end-width="0.0484in" draw:marker-end-center="false" draw:fill="none" draw:fill-color="#00000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45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1571in" fo:min-width="0.1016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" style:family="graphic" style:list-style-name="L4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4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4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4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5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5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43in" fo:min-width="0.04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52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0" style:family="graphic" style:list-style-name="L53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" style:family="graphic" style:list-style-name="L54">
      <style:graphic-properties draw:stroke="dash" draw:stroke-dash="Fine_20_Dashed" svg:stroke-width="0in" svg:stroke-color="#000000" draw:marker-start="" draw:marker-start-width="0.0484in" draw:marker-start-center="false" draw:marker-end="" draw:marker-end-width="0.0484in" draw:marker-end-center="false" draw:fill="none" draw:fill-color="#00000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55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1598in" fo:min-width="0.1016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3" style:family="graphic" style:list-style-name="L5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5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5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5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6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6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0457in" fo:min-width="0.04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62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0" style:family="graphic" style:list-style-name="L63">
      <style:graphic-properties draw:stroke="solid" svg:stroke-width="0.0201in" svg:stroke-color="#ff3333" draw:marker-start="" draw:marker-start-width="0.0783in" draw:marker-start-center="false" draw:marker-end="Arrowhead_20_2" draw:marker-end-width="0.0602in" draw:marker-end-center="false" draw:fill="none" draw:fill-color="#000000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41" style:family="graphic" style:list-style-name="L64">
      <style:graphic-properties draw:stroke="dash" draw:stroke-dash="Fine_20_Dashed" svg:stroke-width="0in" svg:stroke-color="#000000" draw:marker-start="" draw:marker-start-width="0.0484in" draw:marker-start-center="false" draw:marker-end="" draw:marker-end-width="0.0484in" draw:marker-end-center="false" draw:fill="none" draw:fill-color="#000000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Об'єкт1" text:anchor-type="as-char" svg:y="-0.772in" svg:width="4.1937in" svg:height="1.486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pan text:style-name="T1"><draw:frame draw:style-name="fr1" draw:name="Об'єкт2" text:anchor-type="as-char" svg:y="-0.2307in" svg:width="0.5602in" svg:height="0.4256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3"><draw:g text:anchor-type="paragraph" draw:z-index="27" draw:style-name="gr1"><draw:custom-shape draw:style-name="gr2" draw:text-style-name="P14" svg:width="0.5043in" svg:height="0.4378in" draw:transform="rotate (0.25865779514556) translate (3.11041666666667in 0.485416666666667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16" svg:width="0.1362in" svg:height="0.2594in" svg:x="3.0854in" svg:y="0.2563in"><draw:text-box><text:p text:style-name="P15"><text:span text:style-name="T16">A</text:span></text:p></draw:text-box></draw:frame><draw:frame draw:style-name="gr4" draw:text-style-name="P16" svg:width="0.137in" svg:height="0.2594in" svg:x="3.4165in" svg:y="0.1799in"><draw:text-box><text:p text:style-name="P15"><text:span text:style-name="T16">B</text:span></text:p></draw:text-box></draw:frame><draw:frame draw:style-name="gr5" draw:text-style-name="P16" svg:width="0.1421in" svg:height="0.2594in" svg:x="3.6563in" svg:y="0.4327in"><draw:text-box><text:p text:style-name="P15"><text:span text:style-name="T16">C</text:span></text:p></draw:text-box></draw:frame><draw:frame draw:style-name="gr6" draw:text-style-name="P16" svg:width="0.1413in" svg:height="0.2594in" svg:x="3.563in" svg:y="0.7591in"><draw:text-box><text:p text:style-name="P15"><text:span text:style-name="T16">D</text:span></text:p></draw:text-box></draw:frame><draw:frame draw:style-name="gr7" draw:text-style-name="P16" svg:width="0.1362in" svg:height="0.2594in" svg:x="3.2264in" svg:y="0.828in"><draw:text-box><text:p text:style-name="P15"><text:span text:style-name="T16">E</text:span></text:p></draw:text-box></draw:frame><draw:frame draw:style-name="gr8" draw:text-style-name="P16" svg:width="0.1315in" svg:height="0.2594in" svg:x="3.0083in" svg:y="0.5937in"><draw:text-box><text:p text:style-name="P15"><text:span text:style-name="T16">F</text:span></text:p></draw:text-box></draw:frame><draw:line draw:style-name="gr9" draw:text-style-name="P14" svg:x1="3.4083in" svg:y1="0.3087in" svg:x2="3.2083in" svg:y2="0.3587in"><text:p/></draw:line><draw:line draw:style-name="gr10" draw:text-style-name="P14" svg:x1="3.0976in" svg:y1="0.6299in" svg:x2="3.1583in" svg:y2="0.4299in"><text:p/></draw:line><draw:line draw:style-name="gr11" draw:text-style-name="P14" svg:x1="3.2083in" svg:y1="0.4197in" svg:x2="3.6083in" svg:y2="0.8197in"><text:p/></draw:line></draw:g></text:p>
      <text:p text:style-name="P13"/>
      <text:p text:style-name="P1"><text:span text:style-name="T13">Let's write a recurrence relation for</text:span><text:span text:style-name="T13"><draw:frame draw:style-name="fr1" draw:name="Об'єкт8" text:anchor-type="as-char" svg:y="-0.1484in" svg:width="0.2591in" svg:height="0.2098in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13">,</text:span></text:p>
      <text:p text:style-name="P2"><text:span text:style-name="T4">and simplify it, using equations (1) </text:span><text:span text:style-name="T5">:</text:span></text:p>
      <text:p text:style-name="Standard"><text:span text:style-name="T3">(2)</text:span><text:tab/><draw:frame draw:style-name="fr1" draw:name="Об'єкт3" text:anchor-type="as-char" svg:y="-0.1484in" svg:width="1.822in" svg:height="0.2098in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Standard"><draw:g text:anchor-type="paragraph" draw:z-index="28" draw:style-name="gr1"><draw:custom-shape draw:style-name="gr12" draw:text-style-name="P14" svg:width="0.5043in" svg:height="0.4378in" draw:transform="rotate (0.25865779514556) translate (3.11805555555556in 0.398611111111111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13" draw:text-style-name="P16" svg:width="0.1362in" svg:height="0.2594in" svg:x="3.0933in" svg:y="0.1693in"><draw:text-box><text:p text:style-name="P15"><text:span text:style-name="T16">A</text:span></text:p></draw:text-box></draw:frame><draw:frame draw:style-name="gr14" draw:text-style-name="P16" svg:width="0.137in" svg:height="0.2594in" svg:x="3.4244in" svg:y="0.0929in"><draw:text-box><text:p text:style-name="P15"><text:span text:style-name="T16">B</text:span></text:p></draw:text-box></draw:frame><draw:frame draw:style-name="gr15" draw:text-style-name="P16" svg:width="0.1421in" svg:height="0.2594in" svg:x="3.6642in" svg:y="0.3457in"><draw:text-box><text:p text:style-name="P15"><text:span text:style-name="T16">C</text:span></text:p></draw:text-box></draw:frame><draw:frame draw:style-name="gr16" draw:text-style-name="P16" svg:width="0.1413in" svg:height="0.2594in" svg:x="3.5709in" svg:y="0.672in"><draw:text-box><text:p text:style-name="P15"><text:span text:style-name="T16">D</text:span></text:p></draw:text-box></draw:frame><draw:frame draw:style-name="gr17" draw:text-style-name="P16" svg:width="0.1362in" svg:height="0.2594in" svg:x="3.2343in" svg:y="0.7409in"><draw:text-box><text:p text:style-name="P15"><text:span text:style-name="T16">E</text:span></text:p></draw:text-box></draw:frame><draw:frame draw:style-name="gr18" draw:text-style-name="P16" svg:width="0.1315in" svg:height="0.2594in" svg:x="3.0161in" svg:y="0.5067in"><draw:text-box><text:p text:style-name="P15"><text:span text:style-name="T16">F</text:span></text:p></draw:text-box></draw:frame><draw:line draw:style-name="gr19" draw:text-style-name="P14" svg:x1="3.2453in" svg:y1="0.2819in" svg:x2="3.4559in" svg:y2="0.2319in"><text:p/></draw:line><draw:line draw:style-name="gr20" draw:text-style-name="P14" svg:x1="3.7063in" svg:y1="0.3819in" svg:x2="3.5563in" svg:y2="0.2319in"><text:p/></draw:line><draw:line draw:style-name="gr21" draw:text-style-name="P14" svg:x1="3.2161in" svg:y1="0.3323in" svg:x2="3.6161in" svg:y2="0.7323in"><text:p/></draw:line></draw:g></text:p>
      <text:p text:style-name="Standard"/>
      <text:p text:style-name="P4"><text:span text:style-name="T2">Now, let's write </text:span><text:span text:style-name="T3">a </text:span><text:span text:style-name="T2">recurrence </text:span><text:span text:style-name="T3">a </text:span><text:span text:style-name="T2">relation for</text:span><text:span text:style-name="T2"><draw:frame draw:style-name="fr1" draw:name="Об'єкт10" text:anchor-type="as-char" svg:y="-0.1484in" svg:width="0.3772in" svg:height="0.2098in" draw:z-index="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">:</text:span></text:p>
      <text:p text:style-name="P5"><text:span text:style-name="T7">(</text:span><text:span text:style-name="T9">3</text:span><text:span text:style-name="T7">)<text:tab/></text:span><text:span text:style-name="T7"><draw:frame draw:style-name="fr1" draw:name="Об'єкт5" text:anchor-type="as-char" svg:y="-0.1484in" svg:width="1.2492in" svg:height="0.2098in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Standard"><draw:g text:anchor-type="paragraph" draw:z-index="29" draw:style-name="gr1"><draw:custom-shape draw:style-name="gr22" draw:text-style-name="P14" svg:width="0.5043in" svg:height="0.4378in" draw:transform="rotate (0.25865779514556) translate (3.12638888888889in 0.445833333333333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23" draw:text-style-name="P16" svg:width="0.1362in" svg:height="0.2594in" svg:x="3.1016in" svg:y="0.2165in"><draw:text-box><text:p text:style-name="P15"><text:span text:style-name="T16">A</text:span></text:p></draw:text-box></draw:frame><draw:frame draw:style-name="gr24" draw:text-style-name="P16" svg:width="0.137in" svg:height="0.2594in" svg:x="3.4327in" svg:y="0.1402in"><draw:text-box><text:p text:style-name="P15"><text:span text:style-name="T16">B</text:span></text:p></draw:text-box></draw:frame><draw:frame draw:style-name="gr25" draw:text-style-name="P16" svg:width="0.1421in" svg:height="0.2594in" svg:x="3.6724in" svg:y="0.3929in"><draw:text-box><text:p text:style-name="P15"><text:span text:style-name="T16">C</text:span></text:p></draw:text-box></draw:frame><draw:frame draw:style-name="gr26" draw:text-style-name="P16" svg:width="0.1413in" svg:height="0.2594in" svg:x="3.5791in" svg:y="0.7193in"><draw:text-box><text:p text:style-name="P15"><text:span text:style-name="T16">D</text:span></text:p></draw:text-box></draw:frame><draw:frame draw:style-name="gr27" draw:text-style-name="P16" svg:width="0.1362in" svg:height="0.2594in" svg:x="3.2425in" svg:y="0.7882in"><draw:text-box><text:p text:style-name="P15"><text:span text:style-name="T16">E</text:span></text:p></draw:text-box></draw:frame><draw:frame draw:style-name="gr28" draw:text-style-name="P16" svg:width="0.1315in" svg:height="0.2594in" svg:x="3.0244in" svg:y="0.5539in"><draw:text-box><text:p text:style-name="P15"><text:span text:style-name="T16">F</text:span></text:p></draw:text-box></draw:frame><draw:line draw:style-name="gr29" draw:text-style-name="P14" svg:x1="3.7039in" svg:y1="0.7787in" svg:x2="3.7539in" svg:y2="0.5787in"><text:p/></draw:line><draw:line draw:style-name="gr30" draw:text-style-name="P14" svg:x1="3.5539in" svg:y1="0.2787in" svg:x2="3.7539in" svg:y2="0.4787in"><text:p/></draw:line><draw:line draw:style-name="gr31" draw:text-style-name="P14" svg:x1="3.2244in" svg:y1="0.3795in" svg:x2="3.6244in" svg:y2="0.7795in"><text:p/></draw:line></draw:g></text:p>
      <text:p text:style-name="Standard"/>
      <text:p text:style-name="P4"><text:span text:style-name="T7">Now, let's write a recurrence relation for</text:span><text:span text:style-name="T7"><draw:frame draw:style-name="fr1" draw:name="Об'єкт11" text:anchor-type="as-char" svg:y="-0.1484in" svg:width="0.3846in" svg:height="0.2098in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7">:</text:span></text:p>
      <text:p text:style-name="P5"><text:span text:style-name="T7">(</text:span><text:span text:style-name="T9">4</text:span><text:span text:style-name="T7">)<text:tab/></text:span><text:span text:style-name="T7"><draw:frame draw:style-name="fr1" draw:name="Об'єкт6" text:anchor-type="as-char" svg:y="-0.1484in" svg:width="1.2602in" svg:height="0.2098in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Standard"/>
      <text:p text:style-name="Standard"><draw:g text:anchor-type="paragraph" draw:z-index="30" draw:style-name="gr1"><draw:custom-shape draw:style-name="gr32" draw:text-style-name="P14" svg:width="0.5043in" svg:height="0.4406in" draw:transform="skewX (0.00314159265358987) rotate (0.25865779514556) translate (3.10277777777778in 0.312199256342957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3" draw:text-style-name="P16" svg:width="0.1362in" svg:height="0.2594in" svg:x="3.078in" svg:y="0.0815in"><draw:text-box><text:p text:style-name="P15"><text:span text:style-name="T16">A</text:span></text:p></draw:text-box></draw:frame><draw:frame draw:style-name="gr34" draw:text-style-name="P16" svg:width="0.137in" svg:height="0.2594in" svg:x="3.4091in" svg:y="0.0043in"><draw:text-box><text:p text:style-name="P15"><text:span text:style-name="T16">B</text:span></text:p></draw:text-box></draw:frame><draw:frame draw:style-name="gr35" draw:text-style-name="P16" svg:width="0.1421in" svg:height="0.2594in" svg:x="3.6488in" svg:y="0.2587in"><draw:text-box><text:p text:style-name="P15"><text:span text:style-name="T16">C</text:span></text:p></draw:text-box></draw:frame><draw:frame draw:style-name="gr36" draw:text-style-name="P16" svg:width="0.1421in" svg:height="0.2594in" svg:x="3.5555in" svg:y="0.5878in"><draw:text-box><text:p text:style-name="P15"><text:span text:style-name="T16">D</text:span></text:p></draw:text-box></draw:frame><draw:frame draw:style-name="gr37" draw:text-style-name="P16" svg:width="0.1362in" svg:height="0.2594in" svg:x="3.2189in" svg:y="0.6563in"><draw:text-box><text:p text:style-name="P15"><text:span text:style-name="T16">E</text:span></text:p></draw:text-box></draw:frame><draw:frame draw:style-name="gr38" draw:text-style-name="P16" svg:width="0.1315in" svg:height="0.2594in" svg:x="3.0008in" svg:y="0.4209in"><draw:text-box><text:p text:style-name="P15"><text:span text:style-name="T16">F</text:span></text:p></draw:text-box></draw:frame><draw:line draw:style-name="gr39" draw:text-style-name="P14" svg:x1="3.3386in" svg:y1="0.8098in" svg:x2="3.5996in" svg:y2="0.7445in"><text:p/></draw:line><draw:line draw:style-name="gr40" draw:text-style-name="P14" svg:x1="3.7398in" svg:y1="0.4587in" svg:x2="3.6795in" svg:y2="0.6591in"><text:p/></draw:line><draw:line draw:style-name="gr41" draw:text-style-name="P14" svg:x1="3.2008in" svg:y1="0.2453in" svg:x2="3.6008in" svg:y2="0.648in"><text:p/></draw:line></draw:g></text:p>
      <text:p text:style-name="P6"><text:span text:style-name="T7">Now, let's write a recurrence relation for</text:span><text:span text:style-name="T7"><draw:frame draw:style-name="fr1" draw:name="Об'єкт12" text:anchor-type="as-char" svg:y="-0.1484in" svg:width="0.4016in" svg:height="0.2098in" draw:z-index="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7">,</text:span></text:p>
      <text:p text:style-name="P6"><text:span text:style-name="T9">and simplify it, using equations (1) </text:span><text:span text:style-name="T7">:</text:span></text:p>
      <text:p text:style-name="P5"><text:span text:style-name="T8">(</text:span><text:span text:style-name="T9">5</text:span><text:span text:style-name="T8">)</text:span><text:span text:style-name="T7"><text:tab/></text:span><text:span text:style-name="T7"><draw:frame draw:style-name="fr1" draw:name="Об'єкт14" text:anchor-type="as-char" svg:y="-0.1484in" svg:width="1.998in" svg:height="0.2098in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5"/>
      <text:p text:style-name="P7"><text:span text:style-name="T7">U</text:span><text:span text:style-name="T6">sing equations (5) and (3) let's simplify</text:span></text:p>
      <text:p text:style-name="P7"><text:span text:style-name="T6">a recurrence relation for</text:span><text:span text:style-name="T6"><draw:frame draw:style-name="fr1" draw:name="Об'єкт4" text:anchor-type="as-char" svg:y="-0.1484in" svg:width="0.3846in" svg:height="0.2098in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:</text:span></text:p>
      <text:p text:style-name="P7"><text:span text:style-name="T6"><text:tab/></text:span><text:span text:style-name="T6"><draw:frame draw:style-name="fr1" draw:name="Об'єкт7" text:anchor-type="as-char" svg:y="-0.152in" svg:width="2.8917in" svg:height="0.2134in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7"><text:span text:style-name="T6">And after simplification:</text:span></text:p>
      <text:p text:style-name="P7"><text:span text:style-name="T6">(6)<text:tab/></text:span><text:span text:style-name="T6"><draw:frame draw:style-name="fr1" draw:name="Об'єкт9" text:anchor-type="as-char" svg:y="-0.1484in" svg:width="1.5425in" svg:height="0.2098in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7"/>
      <text:p text:style-name="P7"><text:span text:style-name="T7">U</text:span><text:span text:style-name="T6">sing equation (3) let's simplify </text:span></text:p>
      <text:p text:style-name="P7"><text:span text:style-name="T6">a recurrence relation for</text:span><text:span text:style-name="T6"><draw:frame draw:style-name="fr1" draw:name="Об'єкт13" text:anchor-type="as-char" svg:y="-0.1484in" svg:width="0.2591in" svg:height="0.2098in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6">:</text:span></text:p>
      <text:p text:style-name="P7"><text:span text:style-name="T6">(7)<text:tab/></text:span><text:span text:style-name="T6"><draw:frame draw:style-name="fr1" draw:name="Об'єкт15" text:anchor-type="as-char" svg:y="-0.1484in" svg:width="2.1799in" svg:height="0.2098in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7"/>
      <text:p text:style-name="P7"/>
      <text:p text:style-name="P7"><text:span text:style-name="T6"><draw:frame draw:style-name="fr1" draw:name="Об'єкт16" text:anchor-type="as-char" svg:y="-0.1484in" svg:width="1.539in" svg:height="0.2098in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<text:p text:style-name="P7"><text:span text:style-name="T6"><draw:frame draw:style-name="fr1" draw:name="Об'єкт17" text:anchor-type="as-char" svg:y="-0.1484in" svg:width="1.5425in" svg:height="0.2098in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7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3">Let's shift the first recurrence relation by replacing <text:span text:style-name="T14">n</text:span> with <text:span text:style-name="T14">(n-2) </text:span><text:span text:style-name="T15">:</text:span></text:p>
      <text:p text:style-name="P7"><text:span text:style-name="T10">(9)<text:tab/></text:span><text:span text:style-name="T6"><draw:frame draw:style-name="fr1" draw:name="Об'єкт18" text:anchor-type="as-char" svg:y="-0.1484in" svg:width="1.7701in" svg:height="0.2098in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7"><text:span text:style-name="T10">(10)<text:tab/></text:span><text:span text:style-name="T6"><draw:frame draw:style-name="fr1" draw:name="Об'єкт20" text:anchor-type="as-char" svg:y="-0.1484in" svg:width="1.9161in" svg:height="0.2091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7"/>
      <text:p text:style-name="P10"><text:span text:style-name="T6">From equations (9) and (10) we have:</text:span></text:p>
      <text:p text:style-name="P10"><text:span text:style-name="T11">(1</text:span><text:span text:style-name="T12">1</text:span><text:span text:style-name="T11">)<text:tab/></text:span><text:span text:style-name="T6"><draw:frame draw:style-name="fr1" draw:name="Об'єкт22" text:anchor-type="as-char" svg:y="-0.1484in" svg:width="1.5638in" svg:height="0.2098in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10"><text:span text:style-name="T11">(1</text:span><text:span text:style-name="T12">2</text:span><text:span text:style-name="T11">)<text:tab/></text:span><text:span text:style-name="T6"><draw:frame draw:style-name="fr1" draw:name="Об'єкт23" text:anchor-type="as-char" svg:y="-0.1484in" svg:width="1.7098in" svg:height="0.2098in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7"/>
      <text:p text:style-name="P8"><text:span text:style-name="T6">Let's multiply the second recurrence relation by 2:</text:span></text:p>
      <text:p text:style-name="P7"><text:span text:style-name="T10"><text:tab/></text:span><text:span text:style-name="T6"><draw:frame draw:style-name="fr1" draw:name="Об'єкт19" text:anchor-type="as-char" svg:y="-0.1484in" svg:width="1.7736in" svg:height="0.2098in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7"><text:span text:style-name="T10">(1</text:span><text:span text:style-name="T12">3</text:span><text:span text:style-name="T10">)<text:tab/></text:span><text:span text:style-name="T6"><draw:frame draw:style-name="fr1" draw:name="Об'єкт21" text:anchor-type="as-char" svg:y="-0.1484in" svg:width="2.1862in" svg:height="0.2091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9"/>
      <text:p text:style-name="P11"><text:span text:style-name="T6">And, finally, let's replace</text:span><text:span text:style-name="T6"><draw:frame draw:style-name="fr1" draw:name="Об'єкт24" text:anchor-type="as-char" svg:y="-0.1484in" svg:width="0.522in" svg:height="0.2098in" draw:z-index="2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6">and </text:span><text:span text:style-name="T6"><draw:frame draw:style-name="fr1" draw:name="Об'єкт25" text:anchor-type="as-char" svg:y="-0.1484in" svg:width="0.5283in" svg:height="0.2098in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11"><text:span text:style-name="T6">inside equation (1</text:span><text:span text:style-name="T12">3</text:span><text:span text:style-name="T6">), </text:span><text:span text:style-name="T12">using equations (11) and (12) :</text:span></text:p>
      <text:p text:style-name="P11"><text:span text:style-name="T12"><text:tab/></text:span><text:span text:style-name="T12"><draw:frame draw:style-name="fr1" draw:name="Об'єкт26" text:anchor-type="as-char" svg:y="-0.152in" svg:width="2.9929in" svg:height="0.2134in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12"/>
      <text:p text:style-name="P12"><text:span text:style-name="T6">Which can be simplified into:</text:span></text:p>
      <text:p text:style-name="P12"><text:span text:style-name="T6"><text:tab/></text:span><text:span text:style-name="T6"><draw:frame draw:style-name="fr1" draw:name="Об'єкт27" text:anchor-type="as-char" svg:y="-0.1484in" svg:width="1.5898in" svg:height="0.2098in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_20_2" draw:display-name="Arrowhead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362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6:29:28.204697000</meta:creation-date>
    <dc:date>2017-04-02T15:08:53.158183000</dc:date>
    <meta:editing-duration>PT9H43M4S</meta:editing-duration>
    <meta:editing-cycles>19</meta:editing-cycles>
    <meta:generator>LibreOffice/4.3.1.2$MacOSX_x86 LibreOffice_project/958349dc3b25111dbca392fbc281a05559ef6848</meta:generator>
    <meta:document-statistic meta:table-count="0" meta:image-count="0" meta:object-count="27" meta:page-count="2" meta:paragraph-count="37" meta:word-count="121" meta:character-count="720" meta:non-whitespace-character-count="609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>n</mi>
            </msub>
            <mo stretchy="false">−</mo>
            <mtext>amount of paths, which ends in the vertex A after n steps</mtext>
          </mrow>
        </mtd>
      </mtr>
      <mtr>
        <mtd>
          <mrow>
            <msub>
              <mi>B</mi>
              <mi>n</mi>
            </msub>
            <mo stretchy="false">−</mo>
            <mtext>amount of paths, which ends in the vertex B after n steps</mtext>
          </mrow>
        </mtd>
      </mtr>
      <mtr>
        <mtd>
          <mrow>
            <msub>
              <mi>C</mi>
              <mi>n</mi>
            </msub>
            <mo stretchy="false">−</mo>
            <mtext>amount of paths, which ends in the vertex C after n steps</mtext>
          </mrow>
        </mtd>
      </mtr>
      <mtr>
        <mtd>
          <mrow>
            <msub>
              <mi>D</mi>
              <mi>n</mi>
            </msub>
            <mo stretchy="false">−</mo>
            <mtext>amount of paths, which ends in the vertex D after n steps</mtext>
          </mrow>
        </mtd>
      </mtr>
      <mtr>
        <mtd>
          <mrow>
            <msub>
              <mi>E</mi>
              <mi>n</mi>
            </msub>
            <mo stretchy="false">−</mo>
            <mtext>amount of paths, which ends in the vertex E after n steps</mtext>
          </mrow>
        </mtd>
      </mtr>
      <mtr>
        <mtd>
          <mrow>
            <msub>
              <mi>F</mi>
              <mi>n</mi>
            </msub>
            <mo stretchy="false">−</mo>
            <mtext>amount of paths, which ends in the vertex F after n steps</mtext>
          </mrow>
        </mtd>
      </mtr>
    </mtable>
    <annotation encoding="StarMath 5.0">A_n - "amount of paths, which ends in the vertex A after n steps" newline 
B_n - "amount of paths, which ends in the vertex B after n steps" newline 
C_n - "amount of paths, which ends in the vertex C after n steps" newline 
D_n - "amount of paths, which ends in the vertex D after n steps" newline 
E_n - "amount of paths, which ends in the vertex E after n steps" newline 
F_n - "amount of paths, which ends in the vertex F after n steps" newline </annotation>
  </semantics>
</math>
</file>

<file path=Object 10/content.xml><?xml version="1.0" encoding="utf-8"?>
<math xmlns="http://www.w3.org/1998/Math/MathML" display="block">
  <semantics>
    <msub>
      <mi>B</mi>
      <mrow>
        <mi>n</mi>
        <mo stretchy="false">−</mo>
        <mn>1</mn>
      </mrow>
    </msub>
    <annotation encoding="StarMath 5.0">B_{n-1}</annotation>
  </semantics>
</math>
</file>

<file path=Object 11/content.xml><?xml version="1.0" encoding="utf-8"?>
<math xmlns="http://www.w3.org/1998/Math/MathML" display="block">
  <semantics>
    <msub>
      <mi>C</mi>
      <mrow>
        <mi>n</mi>
        <mo stretchy="false">−</mo>
        <mn>2</mn>
      </mrow>
    </msub>
    <annotation encoding="StarMath 5.0">C_{n-2}</annotation>
  </semantics>
</math>
</file>

<file path=Object 12/content.xml><?xml version="1.0" encoding="utf-8"?>
<math xmlns="http://www.w3.org/1998/Math/MathML" display="block">
  <semantics>
    <msub>
      <mi>D</mi>
      <mrow>
        <mi>n</mi>
        <mo stretchy="false">−</mo>
        <mn>3</mn>
      </mrow>
    </msub>
    <annotation encoding="StarMath 5.0">D_{n-3}</annotation>
  </semantics>
</math>
</file>

<file path=Object 13/content.xml><?xml version="1.0" encoding="utf-8"?>
<math xmlns="http://www.w3.org/1998/Math/MathML" display="block">
  <semantics>
    <mrow>
      <msub>
        <mi>C</mi>
        <mrow>
          <mi>n</mi>
          <mo stretchy="false">−</mo>
          <mn>2</mn>
        </mrow>
      </msub>
      <mrow>
        <mspace width="0.5em"/>
        <mo stretchy="false">=</mo>
        <mspace width="0.5em"/>
      </mrow>
      <msub>
        <mi>A</mi>
        <mrow>
          <mi>n</mi>
          <mo stretchy="false">−</mo>
          <mn>4</mn>
        </mrow>
      </msub>
      <mrow>
        <mspace width="0.5em"/>
        <mo stretchy="false">+</mo>
        <mspace width="0.5em"/>
      </mrow>
      <mrow>
        <mn>3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C_{n-2} `=` A_{ n-4 } `+` 3 cdot C_{ n-4}</annotation>
  </semantics>
</math>
</file>

<file path=Object 14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15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n>2</mn>
        <mo stretchy="false">⋅</mo>
        <msub>
          <mi>B</mi>
          <mrow>
            <mi>n</mi>
            <mo stretchy="false">−</mo>
            <mn>1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+</mo>
        <mspace width="0.5em"/>
      </mrow>
      <mrow>
        <mn>2</mn>
        <mo stretchy="false">⋅</mo>
        <msub>
          <mi>C</mi>
          <mrow>
            <mi>n</mi>
            <mo stretchy="false">−</mo>
            <mn>2</mn>
          </mrow>
        </msub>
      </mrow>
    </mrow>
    <annotation encoding="StarMath 5.0">A_n `=` 2 cdot B_{n-1} `=` 2 cdot A_{ n-2 } `+` 2 cdot C_{ n-2 }</annotation>
  </semantics>
</math>
</file>

<file path=Object 16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+</mo>
        <mspace width="0.5em"/>
      </mrow>
      <mrow>
        <mn>2</mn>
        <mo stretchy="false">⋅</mo>
        <msub>
          <mi>C</mi>
          <mrow>
            <mi>n</mi>
            <mo stretchy="false">−</mo>
            <mn>2</mn>
          </mrow>
        </msub>
      </mrow>
    </mrow>
    <annotation encoding="StarMath 5.0">A_n `=` 2 cdot A_{ n-2 } `+` 2 cdot C_{ n-2 }</annotation>
  </semantics>
</math>
</file>

<file path=Object 17/content.xml><?xml version="1.0" encoding="utf-8"?>
<math xmlns="http://www.w3.org/1998/Math/MathML" display="block">
  <semantics>
    <mrow>
      <msub>
        <mi>C</mi>
        <mrow>
          <mi>n</mi>
          <mo stretchy="false">−</mo>
          <mn>2</mn>
        </mrow>
      </msub>
      <mrow>
        <mspace width="0.5em"/>
        <mo stretchy="false">=</mo>
        <mspace width="0.5em"/>
      </mrow>
      <msub>
        <mi>A</mi>
        <mrow>
          <mi>n</mi>
          <mo stretchy="false">−</mo>
          <mn>4</mn>
        </mrow>
      </msub>
      <mrow>
        <mspace width="0.5em"/>
        <mo stretchy="false">+</mo>
        <mspace width="0.5em"/>
      </mrow>
      <mrow>
        <mn>3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C_{n-2} `=` A_{ n-4 } `+` 3 cdot C_{ n-4}</annotation>
  </semantics>
</math>
</file>

<file path=Object 18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+</mo>
        <mspace width="0.5em"/>
      </mrow>
      <mrow>
        <mn>2</mn>
        <mo stretchy="false">⋅</mo>
        <msub>
          <mi>C</mi>
          <mrow>
            <mi>n</mi>
            <mo stretchy="false">−</mo>
            <mn>2</mn>
          </mrow>
        </msub>
      </mrow>
      <mspace width="2em"/>
      <mo stretchy="false">⇒</mo>
    </mrow>
    <annotation encoding="StarMath 5.0">A_n `=` 2 cdot A_{ n-2 } `+` 2 cdot C_{ n-2 } ~drarrow</annotation>
  </semantics>
</math>
</file>

<file path=Object 19/content.xml><?xml version="1.0" encoding="utf-8"?>
<math xmlns="http://www.w3.org/1998/Math/MathML" display="block">
  <semantics>
    <mrow>
      <msub>
        <mi>C</mi>
        <mrow>
          <mi>n</mi>
          <mo stretchy="false">−</mo>
          <mn>2</mn>
        </mrow>
      </msub>
      <mrow>
        <mspace width="0.5em"/>
        <mo stretchy="false">=</mo>
        <mspace width="0.5em"/>
      </mrow>
      <msub>
        <mi>A</mi>
        <mrow>
          <mi>n</mi>
          <mo stretchy="false">−</mo>
          <mn>4</mn>
        </mrow>
      </msub>
      <mrow>
        <mspace width="0.5em"/>
        <mo stretchy="false">+</mo>
        <mspace width="0.5em"/>
      </mrow>
      <mrow>
        <mn>3</mn>
        <mo stretchy="false">⋅</mo>
        <msub>
          <mi>C</mi>
          <mrow>
            <mi>n</mi>
            <mo stretchy="false">−</mo>
            <mn>4</mn>
          </mrow>
        </msub>
      </mrow>
      <mspace width="2em"/>
      <mo stretchy="false">⇒</mo>
    </mrow>
    <annotation encoding="StarMath 5.0">C_{n-2} `=` A_{ n-4 } `+` 3 cdot C_{ n-4} ~drarrow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B</mi>
              <mi>n</mi>
            </msub>
            <mo stretchy="false">=</mo>
            <msub>
              <mi>F</mi>
              <mi>n</mi>
            </msub>
          </mrow>
        </mtd>
      </mtr>
      <mtr>
        <mtd>
          <mrow>
            <msub>
              <mi>C</mi>
              <mi>n</mi>
            </msub>
            <mo stretchy="false">=</mo>
            <msub>
              <mi>E</mi>
              <mi>n</mi>
            </msub>
          </mrow>
        </mtd>
      </mtr>
    </mtable>
    <annotation encoding="StarMath 5.0">B_n = F_n newline
C_n = E_n</annotation>
  </semantics>
</math>
</file>

<file path=Object 20/content.xml><?xml version="1.0" encoding="utf-8"?>
<math xmlns="http://www.w3.org/1998/Math/MathML" display="block">
  <semantics>
    <mrow>
      <mo stretchy="false">⇒</mo>
      <mspace width="2em"/>
      <msub>
        <mi>A</mi>
        <mrow>
          <mi>n</mi>
          <mo stretchy="false">−</mo>
          <mn>2</mn>
        </mrow>
      </msub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4</mn>
          </mrow>
        </msub>
      </mrow>
      <mrow>
        <mspace width="0.5em"/>
        <mo stretchy="false">+</mo>
        <mspace width="0.5em"/>
      </mrow>
      <mrow>
        <mn>2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drarrow ~ A_{n-2} `=` 2 cdot A_{ n-4 } `+` 2 cdot C_{ n-4 }</annotation>
  </semantics>
</math>
</file>

<file path=Object 21/content.xml><?xml version="1.0" encoding="utf-8"?>
<math xmlns="http://www.w3.org/1998/Math/MathML" display="block">
  <semantics>
    <mrow>
      <mo stretchy="false">⇒</mo>
      <mspace width="2em"/>
      <mrow>
        <mn>2</mn>
        <mo stretchy="false">⋅</mo>
        <msub>
          <mi>C</mi>
          <mrow>
            <mi>n</mi>
            <mo stretchy="false">−</mo>
            <mn>2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4</mn>
          </mrow>
        </msub>
      </mrow>
      <mrow>
        <mspace width="0.5em"/>
        <mo stretchy="false">+</mo>
        <mspace width="0.5em"/>
      </mrow>
      <mrow>
        <mn>3</mn>
        <mo stretchy="false">⋅</mo>
        <mn>2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drarrow~ 2 cdot C_{ n-2 } `=` 2 cdot A_{ n-4 } `+` 3 cdot 2 cdot C_{ n-4 }</annotation>
  </semantics>
</math>
</file>

<file path=Object 22/content.xml><?xml version="1.0" encoding="utf-8"?>
<math xmlns="http://www.w3.org/1998/Math/MathML" display="block">
  <semantics>
    <mrow>
      <mrow>
        <mn>2</mn>
        <mo stretchy="false">⋅</mo>
        <msub>
          <mi>C</mi>
          <mrow>
            <mi>n</mi>
            <mo stretchy="false">−</mo>
            <mn>4</mn>
          </mrow>
        </msub>
      </mrow>
      <mrow>
        <mspace width="0.5em"/>
        <mo stretchy="false">=</mo>
        <mspace width="0.5em"/>
      </mrow>
      <msub>
        <mi>A</mi>
        <mrow>
          <mi>n</mi>
          <mo stretchy="false">−</mo>
          <mn>2</mn>
        </mrow>
      </msub>
      <mrow>
        <mspace width="0.5em"/>
        <mo stretchy="false">−</mo>
        <mspace width="0.5em"/>
      </mrow>
      <mrow>
        <mn>2</mn>
        <mo stretchy="false">⋅</mo>
        <msub>
          <mi>A</mi>
          <mrow>
            <mi>n</mi>
            <mo stretchy="false">−</mo>
            <mn>4</mn>
          </mrow>
        </msub>
      </mrow>
    </mrow>
    <annotation encoding="StarMath 5.0">2 cdot C_{ n-4 } `=` A_{n-2} `-` 2 cdot A_{ n-4 }</annotation>
  </semantics>
</math>
</file>

<file path=Object 23/content.xml><?xml version="1.0" encoding="utf-8"?>
<math xmlns="http://www.w3.org/1998/Math/MathML" display="block">
  <semantics>
    <mrow>
      <mrow>
        <mn>2</mn>
        <mo stretchy="false">⋅</mo>
        <msub>
          <mi>C</mi>
          <mrow>
            <mi>n</mi>
            <mo stretchy="false">−</mo>
            <mn>2</mn>
          </mrow>
        </msub>
      </mrow>
      <mrow>
        <mspace width="0.5em"/>
        <mo stretchy="false">=</mo>
        <mspace width="0.5em"/>
      </mrow>
      <msub>
        <mi>A</mi>
        <mi>n</mi>
      </msub>
      <mrow>
        <mspace width="0.5em"/>
        <mo stretchy="false">−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</mrow>
    <annotation encoding="StarMath 5.0">2 cdot C_{ n-2 } `=` A_n `-` 2 cdot A_{ n-2 }</annotation>
  </semantics>
</math>
</file>

<file path=Object 24/content.xml><?xml version="1.0" encoding="utf-8"?>
<math xmlns="http://www.w3.org/1998/Math/MathML" display="block">
  <semantics>
    <mrow>
      <mn>2</mn>
      <mo stretchy="false">⋅</mo>
      <msub>
        <mi>C</mi>
        <mrow>
          <mi>n</mi>
          <mo stretchy="false">−</mo>
          <mn>2</mn>
        </mrow>
      </msub>
    </mrow>
    <annotation encoding="StarMath 5.0">2 cdot C_{n-2}</annotation>
  </semantics>
</math>
</file>

<file path=Object 25/content.xml><?xml version="1.0" encoding="utf-8"?>
<math xmlns="http://www.w3.org/1998/Math/MathML" display="block">
  <semantics>
    <mrow>
      <mn>2</mn>
      <mo stretchy="false">⋅</mo>
      <msub>
        <mi>C</mi>
        <mrow>
          <mi>n</mi>
          <mo stretchy="false">−</mo>
          <mn>4</mn>
        </mrow>
      </msub>
    </mrow>
    <annotation encoding="StarMath 5.0">2 cdot C_{n-4}</annotation>
  </semantics>
</math>
</file>

<file path=Object 26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−</mo>
        <mspace width="0.5em"/>
      </mrow>
      <mrow>
        <mn>2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A</mi>
          <mrow>
            <mi>n</mi>
            <mo stretchy="false">−</mo>
            <mn>4</mn>
          </mrow>
        </msub>
      </mrow>
      <mrow>
        <mspace width="0.5em"/>
        <mo stretchy="false">+</mo>
        <mspace width="0.5em"/>
      </mrow>
      <mrow>
        <mn>3</mn>
        <mo stretchy="false">⋅</mo>
        <mrow>
          <mo fence="true" stretchy="false">(</mo>
          <mrow>
            <mrow>
              <msub>
                <mi>A</mi>
                <mrow>
                  <mi>n</mi>
                  <mo stretchy="false">−</mo>
                  <mn>2</mn>
                </mrow>
              </msub>
              <mrow>
                <mspace width="0.5em"/>
                <mo stretchy="false">−</mo>
                <mspace width="0.5em"/>
              </mrow>
              <mrow>
                <mn>2</mn>
                <mo stretchy="false">⋅</mo>
                <msub>
                  <mi>A</mi>
                  <mrow>
                    <mi>n</mi>
                    <mo stretchy="false">−</mo>
                    <mn>4</mn>
                  </mrow>
                </msub>
              </mrow>
            </mrow>
          </mrow>
          <mo fence="true" stretchy="false">)</mo>
        </mrow>
      </mrow>
    </mrow>
    <annotation encoding="StarMath 5.0">A_n `-` 2 cdot A_{ n-2 } `=` 2 cdot A_{ n-4 } `+` 3 cdot ( A_{n-2} `-` 2 cdot A_{ n-4 } )</annotation>
  </semantics>
</math>
</file>

<file path=Object 27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n>5</mn>
        <mo stretchy="false">⋅</mo>
        <msub>
          <mi>A</mi>
          <mrow>
            <mi>n</mi>
            <mo stretchy="false">−</mo>
            <mn>2</mn>
          </mrow>
        </msub>
      </mrow>
      <mrow>
        <mspace width="0.5em"/>
        <mo stretchy="false">−</mo>
        <mspace width="0.5em"/>
      </mrow>
      <mrow>
        <mn>4</mn>
        <mo stretchy="false">⋅</mo>
        <msub>
          <mi>A</mi>
          <mrow>
            <mi>n</mi>
            <mo stretchy="false">−</mo>
            <mn>4</mn>
          </mrow>
        </msub>
      </mrow>
    </mrow>
    <annotation encoding="StarMath 5.0">A_n `=` 5 cdot A_{ n-2 } `-` 4 cdot A_{n-4}</annotation>
  </semantics>
</math>
</file>

<file path=Object 3/content.xml><?xml version="1.0" encoding="utf-8"?>
<math xmlns="http://www.w3.org/1998/Math/MathML" display="block">
  <semantics>
    <mrow>
      <msub>
        <mi>A</mi>
        <mi>n</mi>
      </msub>
      <mrow>
        <mspace width="0.5em"/>
        <mo stretchy="false">=</mo>
        <mspace width="0.5em"/>
      </mrow>
      <mrow>
        <msub>
          <mi>B</mi>
          <mrow>
            <mi>n</mi>
            <mo stretchy="false">−</mo>
            <mn>1</mn>
          </mrow>
        </msub>
        <mo stretchy="false">+</mo>
        <msub>
          <mi>F</mi>
          <mrow>
            <mi>n</mi>
            <mo stretchy="false">−</mo>
            <mn>1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B</mi>
          <mrow>
            <mi>n</mi>
            <mo stretchy="false">−</mo>
            <mn>1</mn>
          </mrow>
        </msub>
      </mrow>
    </mrow>
    <annotation encoding="StarMath 5.0">A_n `=` B_{n-1} + F_{n-1} `=` 2 cdot B_{n-1}</annotation>
  </semantics>
</math>
</file>

<file path=Object 4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5/content.xml><?xml version="1.0" encoding="utf-8"?>
<math xmlns="http://www.w3.org/1998/Math/MathML" display="block">
  <semantics>
    <mrow>
      <msub>
        <mi>B</mi>
        <mrow>
          <mi>n</mi>
          <mo stretchy="false">−</mo>
          <mn>1</mn>
        </mrow>
      </msub>
      <mo stretchy="false">=</mo>
      <mrow>
        <msub>
          <mi>A</mi>
          <mrow>
            <mi>n</mi>
            <mo stretchy="false">−</mo>
            <mn>2</mn>
          </mrow>
        </msub>
        <mo stretchy="false">+</mo>
        <msub>
          <mi>C</mi>
          <mrow>
            <mi>n</mi>
            <mo stretchy="false">−</mo>
            <mn>2</mn>
          </mrow>
        </msub>
      </mrow>
    </mrow>
    <annotation encoding="StarMath 5.0">B_{n-1} = A_{n-2} + C_{n-2}</annotation>
  </semantics>
</math>
</file>

<file path=Object 6/content.xml><?xml version="1.0" encoding="utf-8"?>
<math xmlns="http://www.w3.org/1998/Math/MathML" display="block">
  <semantics>
    <mrow>
      <msub>
        <mi>C</mi>
        <mrow>
          <mi>n</mi>
          <mo stretchy="false">−</mo>
          <mn>2</mn>
        </mrow>
      </msub>
      <mo stretchy="false">=</mo>
      <mrow>
        <msub>
          <mi>B</mi>
          <mrow>
            <mi>n</mi>
            <mo stretchy="false">−</mo>
            <mn>3</mn>
          </mrow>
        </msub>
        <mo stretchy="false">+</mo>
        <msub>
          <mi>D</mi>
          <mrow>
            <mi>n</mi>
            <mo stretchy="false">−</mo>
            <mn>3</mn>
          </mrow>
        </msub>
      </mrow>
    </mrow>
    <annotation encoding="StarMath 5.0">C_{n-2} = B_{n-3} + D_{n-3}</annotation>
  </semantics>
</math>
</file>

<file path=Object 7/content.xml><?xml version="1.0" encoding="utf-8"?>
<math xmlns="http://www.w3.org/1998/Math/MathML" display="block">
  <semantics>
    <mrow>
      <msub>
        <mi>D</mi>
        <mrow>
          <mi>n</mi>
          <mo stretchy="false">−</mo>
          <mn>3</mn>
        </mrow>
      </msub>
      <mrow>
        <mspace width="0.5em"/>
        <mo stretchy="false">=</mo>
        <mspace width="0.5em"/>
      </mrow>
      <mrow>
        <msub>
          <mi>C</mi>
          <mrow>
            <mi>n</mi>
            <mo stretchy="false">−</mo>
            <mn>4</mn>
          </mrow>
        </msub>
        <mo stretchy="false">+</mo>
        <msub>
          <mi>E</mi>
          <mrow>
            <mi>n</mi>
            <mo stretchy="false">−</mo>
            <mn>4</mn>
          </mrow>
        </msub>
      </mrow>
      <mrow>
        <mspace width="0.5em"/>
        <mo stretchy="false">=</mo>
        <mspace width="0.5em"/>
      </mrow>
      <mrow>
        <mn>2</mn>
        <mo stretchy="false">⋅</mo>
        <msub>
          <mi>C</mi>
          <mrow>
            <mi>n</mi>
            <mo stretchy="false">−</mo>
            <mn>4</mn>
          </mrow>
        </msub>
      </mrow>
    </mrow>
    <annotation encoding="StarMath 5.0">D_{n-3} `= ` C_{n-4} + E_{n-4} `=` 2 cdot C_{ n-4 }</annotation>
  </semantics>
</math>
</file>

<file path=Object 8/content.xml><?xml version="1.0" encoding="utf-8"?>
<math xmlns="http://www.w3.org/1998/Math/MathML" display="block">
  <semantics>
    <msub>
      <mi>C</mi>
      <mrow>
        <mi>n</mi>
        <mo stretchy="false">−</mo>
        <mn>2</mn>
      </mrow>
    </msub>
    <annotation encoding="StarMath 5.0">C_{n-2}</annotation>
  </semantics>
</math>
</file>

<file path=Object 9/content.xml><?xml version="1.0" encoding="utf-8"?>
<math xmlns="http://www.w3.org/1998/Math/MathML" display="block">
  <semantics>
    <mrow>
      <mrow>
        <msub>
          <mi>C</mi>
          <mrow>
            <mi>n</mi>
            <mo stretchy="false">−</mo>
            <mn>2</mn>
          </mrow>
        </msub>
        <mo stretchy="false">=</mo>
        <mrow>
          <msub>
            <mi>B</mi>
            <mrow>
              <mi>n</mi>
              <mo stretchy="false">−</mo>
              <mn>3</mn>
            </mrow>
          </msub>
          <mo stretchy="false">+</mo>
          <msub>
            <mi>D</mi>
            <mrow>
              <mi>n</mi>
              <mo stretchy="false">−</mo>
              <mn>3</mn>
            </mrow>
          </msub>
        </mrow>
      </mrow>
      <mrow>
        <mspace width="0.5em"/>
        <mo stretchy="false">=</mo>
        <mspace width="0.5em"/>
      </mrow>
      <mrow>
        <mrow>
          <mo fence="true" stretchy="false">(</mo>
          <mrow>
            <mrow>
              <msub>
                <mi>A</mi>
                <mrow>
                  <mi>n</mi>
                  <mo stretchy="false">−</mo>
                  <mn>4</mn>
                </mrow>
              </msub>
              <mo stretchy="false">+</mo>
              <msub>
                <mi>C</mi>
                <mrow>
                  <mi>n</mi>
                  <mo stretchy="false">−</mo>
                  <mn>4</mn>
                </mrow>
              </msub>
            </mrow>
          </mrow>
          <mo fence="true" stretchy="false">)</mo>
        </mrow>
        <mo stretchy="false">+</mo>
        <mrow>
          <mn>2</mn>
          <mo stretchy="false">⋅</mo>
          <msub>
            <mi>C</mi>
            <mrow>
              <mi>n</mi>
              <mo stretchy="false">−</mo>
              <mn>4</mn>
            </mrow>
          </msub>
        </mrow>
      </mrow>
    </mrow>
    <annotation encoding="StarMath 5.0">C_{n-2} = B_{n-3} + D_{n-3} `=` (A_{ n-4 } + C_{ n-4 })+2 cdot C_{ n-4}</annotation>
  </semantics>
</math>
</file>